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ldToolInfo.get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ldToolInfo.setClass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ldToolInfo.OldToolInfo( String key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ldToolInfo.configure( Object tool , Map &lt; String , Object &gt;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